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42a2a" officeooo:paragraph-rsid="00042a2a"/>
    </style:style>
    <style:style style:name="P2" style:family="paragraph" style:parent-style-name="Standard">
      <style:text-properties style:font-name="Times New Roman" fo:font-size="10pt" officeooo:rsid="00042a2a" officeooo:paragraph-rsid="00042a2a"/>
    </style:style>
    <style:style style:name="P3" style:family="paragraph" style:parent-style-name="Standard">
      <style:text-properties style:font-name="Times New Roman" fo:font-size="10pt" officeooo:rsid="00059fdd" officeooo:paragraph-rsid="00059fdd"/>
    </style:style>
    <style:style style:name="P4" style:family="paragraph" style:parent-style-name="Standard">
      <style:text-properties style:font-name="Times New Roman" fo:font-size="10pt" officeooo:rsid="000659df" officeooo:paragraph-rsid="000659df"/>
    </style:style>
    <style:style style:name="P5" style:family="paragraph" style:parent-style-name="Standard">
      <style:text-properties style:font-name="Times New Roman" fo:font-size="10pt" officeooo:rsid="000659df" officeooo:paragraph-rsid="0009bfad"/>
    </style:style>
    <style:style style:name="P6" style:family="paragraph" style:parent-style-name="Standard">
      <style:text-properties style:font-name="Times New Roman" fo:font-size="10pt" officeooo:rsid="0009bfad" officeooo:paragraph-rsid="0009bfad"/>
    </style:style>
    <style:style style:name="P7" style:family="paragraph" style:parent-style-name="Standard">
      <style:text-properties style:font-name="Times New Roman" fo:font-size="10pt" officeooo:rsid="000b5e73" officeooo:paragraph-rsid="000b5e73"/>
    </style:style>
    <style:style style:name="P8" style:family="paragraph" style:parent-style-name="Standard">
      <style:text-properties style:font-name="Times New Roman" officeooo:rsid="000659df" officeooo:paragraph-rsid="000659df"/>
    </style:style>
    <style:style style:name="T1" style:family="text">
      <style:text-properties officeooo:rsid="00042a2a"/>
    </style:style>
    <style:style style:name="T2" style:family="text">
      <style:text-properties officeooo:rsid="000659df"/>
    </style:style>
    <style:style style:name="T3" style:family="text">
      <style:text-properties officeooo:rsid="0007b2bd"/>
    </style:style>
    <style:style style:name="T4" style:family="text">
      <style:text-properties fo:font-size="10pt" officeooo:rsid="0007b2bd"/>
    </style:style>
    <style:style style:name="T5" style:family="text">
      <style:text-properties style:text-position="super 58%" officeooo:rsid="0007b2bd"/>
    </style:style>
    <style:style style:name="T6" style:family="text">
      <style:text-properties style:text-position="0% 100%"/>
    </style:style>
    <style:style style:name="T7" style:family="text">
      <style:text-properties officeooo:rsid="0008b2ef"/>
    </style:style>
    <style:style style:name="T8" style:family="text">
      <style:text-properties officeooo:rsid="0009bfad"/>
    </style:style>
    <style:style style:name="T9" style:family="text">
      <style:text-properties officeooo:rsid="000b5e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tch Heart: The Reckoning Game Demo Document V.1</text:p>
      <text:p text:style-name="P1"/>
      <text:p text:style-name="P1">CHARACTERS</text:p>
      <text:p text:style-name="P2">Human: </text:p>
      <text:p text:style-name="P4"><text:tab/>Uppercut</text:p>
      <text:p text:style-name="P4"><text:tab/>Grenadier</text:p>
      <text:p text:style-name="P4"><text:tab/>Cant Touch This</text:p>
      <text:p text:style-name="P4"/>
      <text:p text:style-name="P2">Enchanter:</text:p>
      <text:p text:style-name="P2"><text:tab/><text:span text:style-name="T2">Weapon Empowerment</text:span></text:p>
      <text:p text:style-name="P2"><text:tab/><text:span text:style-name="T2">Celerity</text:span></text:p>
      <text:p text:style-name="P2"><text:tab/><text:span text:style-name="T3">Electromagik Bomb</text:span></text:p>
      <text:p text:style-name="P2"/>
      <text:p text:style-name="P2">Sorcerer:</text:p>
      <text:p text:style-name="P1"><text:tab/><text:span text:style-name="T4">Immolate</text:span></text:p>
      <text:p text:style-name="P1"><text:span text:style-name="T4"><text:tab/>Mend Wounds</text:span></text:p>
      <text:p text:style-name="P1"><text:span text:style-name="T4"><text:tab/>Spirit Walk</text:span></text:p>
      <text:p text:style-name="P1"/>
      <text:p text:style-name="P1">WEAPONS</text:p>
      <text:p text:style-name="P5">Equipping Weapons</text:p>
      <text:p text:style-name="P5"><text:span text:style-name="T8">Tactical <text:s/>Baton</text:span></text:p>
      <text:p text:style-name="P2"><text:span text:style-name="T8">Tactical Sledge</text:span></text:p>
      <text:p text:style-name="P2"><text:span text:style-name="T8">Tactical </text:span>Bow</text:p>
      <text:p text:style-name="P2"><text:tab/><text:span text:style-name="T2">Arrow</text:span></text:p>
      <text:p text:style-name="P2"><text:span text:style-name="T8">Police Issued </text:span>Pistol</text:p>
      <text:p text:style-name="P2"><text:tab/><text:span text:style-name="T2">9mm Ammo</text:span></text:p>
      <text:p text:style-name="P1"/>
      <text:p text:style-name="P1">ARMOR</text:p>
      <text:p text:style-name="P2">Equipping Armor </text:p>
      <text:p text:style-name="P6">Tactical MED Detective Armor</text:p>
      <text:p text:style-name="P1"/>
      <text:p text:style-name="P1">ITEMS</text:p>
      <text:p text:style-name="P2">Food</text:p>
      <text:p text:style-name="P2">Drinks</text:p>
      <text:p text:style-name="P1"/>
      <text:p text:style-name="P1">LEVEL</text:p>
      <text:p text:style-name="P4">SPD MED Precinct</text:p>
      <text:p text:style-name="P4"><text:tab/><text:span text:style-name="T3">3 Levels</text:span></text:p>
      <text:p text:style-name="P4"><text:tab/><text:tab/>-<text:span text:style-name="T3">Undergroud Parking Garage (Starting Area)</text:span></text:p>
      <text:p text:style-name="P4"><text:tab/><text:tab/>-<text:span text:style-name="T3">Precinct 1</text:span><text:span text:style-name="T5">st</text:span><text:span text:style-name="T3"> Floor</text:span></text:p>
      <text:p text:style-name="P4"><text:tab/><text:tab/>-<text:span text:style-name="T3">Precinct 2</text:span><text:span text:style-name="T5">nd</text:span><text:span text:style-name="T3"> Floor (Boss Fight)</text:span></text:p>
      <text:p text:style-name="P3"/>
      <text:p text:style-name="P8">SYSTEM</text:p>
      <text:p text:style-name="P4">Health</text:p>
      <text:p text:style-name="P6">Stamina</text:p>
      <text:p text:style-name="P4">Food</text:p>
      <text:p text:style-name="P4">Drink</text:p>
      <text:p text:style-name="P4">Parkour Movement</text:p>
      <text:p text:style-name="P7">Hacking</text:p>
      <text:p text:style-name="P1"/>
      <text:p text:style-name="P1">INTERFACE</text:p>
      <text:p text:style-name="P2">Radio (Men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20:57:46.785000000</meta:creation-date>
    <dc:date>2018-04-14T22:24:21.945000000</dc:date>
    <meta:editing-duration>PT1H46M4S</meta:editing-duration>
    <meta:editing-cycles>1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43" meta:word-count="82" meta:character-count="565" meta:non-whitespace-character-count="505"/>
  </office:meta>
</office:document-meta>
</file>